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2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-0.751cm" style:auto-text-indent="false"/>
    </style:style>
    <style:style style:name="P14" style:family="paragraph" style:parent-style-name="Standard">
      <style:paragraph-properties fo:margin-left="-0.751cm" fo:margin-right="0cm" fo:text-indent="0cm" style:auto-text-indent="false"/>
    </style:style>
    <style:style style:name="P15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</style:style>
    <style:style style:name="P18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20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21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2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2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2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25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fo:language="ru" fo:country="RU"/>
    </style:style>
    <style:style style:name="T7" style:family="text">
      <style:text-properties fo:color="#ff0000" fo:font-size="12pt" style:font-size-asian="12pt" style:font-size-complex="14pt"/>
    </style:style>
    <style:style style:name="T8" style:family="text">
      <style:text-properties fo:color="#ff0000" fo:font-size="12pt" fo:font-weight="normal" style:font-size-asian="12pt" style:font-weight-asian="normal" style:font-size-complex="14pt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size-complex="14pt"/>
    </style:style>
    <style:style style:name="T11" style:family="text">
      <style:text-properties fo:font-size="9pt" fo:font-weight="normal" style:font-size-asian="9pt" style:font-weight-asian="normal" style:font-size-complex="14pt"/>
    </style:style>
    <style:style style:name="T12" style:family="text">
      <style:text-properties fo:font-size="5pt" fo:font-weight="normal" style:font-size-asian="5pt" style:font-weight-asian="normal" style:font-size-complex="14pt"/>
    </style:style>
    <style:style style:name="T13" style:family="text">
      <style:text-properties fo:font-size="10pt" fo:font-weight="normal" style:font-size-asian="10pt" style:font-weight-asian="normal" style:font-size-complex="14pt"/>
    </style:style>
    <style:style style:name="T14" style:family="text">
      <style:text-properties fo:font-size="10pt" style:font-size-asian="10pt"/>
    </style:style>
    <style:style style:name="T15" style:family="text">
      <style:text-properties fo:font-size="2pt" fo:font-weight="normal" style:font-size-asian="2pt" style:font-weight-asian="normal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тел.____________</text:p>
      <text:p text:style-name="P3">эл. почта ____________</text:p>
      <text:p text:style-name="P4"/>
      <text:p text:style-name="P10"><text:span text:style-name="T4">СПИСОК НАУЧНЫХ ТРУДОВ </text:span></text:p>
      <text:p text:style-name="P6">ПО ТЕМЕ ДИССЕРТАЦИИ</text:p>
      <text:p text:style-name="P6">ФИО</text:p>
      <text:p text:style-name="P10"><text:span text:style-name="T4">(отрасль наук, специальность, докторская/кандидатская)</text:span>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10"><text:span text:style-name="T2">МБЦ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3207436532" text:style-name="WW8Num18">
              <text:list-item>
                <text:p text:style-name="P11">1</text:p>
              </text:list-item>
            </text:list>
          </table:table-cell>
          <table:table-cell table:style-name="Table1.A1" office:value-type="string">
            <text:p text:style-name="Standard"><text:span text:style-name="T3">статья/тезис/<text:line-break/>монография/учебник или др.</text:span></text:p>
            <text:p text:style-name="P5"/>
          </table:table-cell>
          <table:table-cell table:style-name="Table1.A1" office:value-type="string">
            <text:p text:style-name="Standard"><text:span text:style-name="T3">печ.</text:span><text:span text:style-name="T5">/</text:span></text:p>
            <text:p text:style-name="Standard"><text:span text:style-name="T3">электр.</text:span>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10"><text:span text:style-name="T2">ПЕРЕЧЕНЬ ВАК РФ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6014389806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10"><text:span text:style-name="T2">ПЕРЕЧЕНЬ РУД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5128639527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6374589787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5649526893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5132217683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5019240249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42356242505087" text:continue-numbering="true" text:style-name="WW8Num18">
              <text:list-item>
                <text:p text:style-name="P12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8"/>
      <text:p text:style-name="P17"><text:span text:style-name="T8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span></text:p>
      <text:p text:style-name="P17"><text:span text:style-name="T8">Главный корпус, каб. 429; пн-ср-пн 11:00-18:00, с 13:00-14:00 обед. </text:span></text:p>
      <text:p text:style-name="P19">При себе иметь флешку с электронным вариантом и 1 экз. распечатанного документа. </text:p>
      <text:p text:style-name="P18">Обращаем Ваше внимание, что перед отправкой на печать данное сообщение следует удалить!</text:p>
      <text:p text:style-name="P13"><text:span text:style-name="T3">Соискатель:<text:tab/><text:tab/><text:tab/><text:tab/><text:tab/><text:tab/>_______________<text:tab/><text:tab/>_____________</text:span></text:p>
      <text:p text:style-name="P20"><text:span text:style-name="T11"><text:tab/><text:tab/><text:tab/><text:tab/><text:tab/><text:tab/><text:tab/><text:tab/> <text:s text:c="16"/>подпись<text:tab/><text:tab/><text:tab/><text:tab/>ФИО</text:span></text:p>
      <text:p text:style-name="P21"/>
      <text:p text:style-name="P20"><text:span text:style-name="T10">Научный руководитель: <text:s text:c="36"/>______________<text:tab/><text:tab/>_____________</text:span></text:p>
      <text:p text:style-name="P23"><text:tab/><text:tab/><text:tab/><text:tab/><text:tab/><text:tab/><text:tab/><text:tab/><text:tab/>подпись<text:tab/><text:tab/><text:tab/><text:tab/>ФИО</text:p>
      <text:p text:style-name="P24"/>
      <text:p text:style-name="P20"><text:span text:style-name="T10">Заведующий кафедрой:</text:span></text:p>
      <text:p text:style-name="P20"><text:span text:style-name="T10"><text:tab/><text:tab/><text:tab/><text:tab/><text:tab/><text:tab/> <text:s text:c="21"/>______________<text:tab/><text:tab/>_____________</text:span></text:p>
      <text:p text:style-name="P20"><text:soft-page-break/><text:span text:style-name="T13"><text:tab/><text:tab/><text:tab/><text:tab/><text:tab/><text:tab/> <text:s text:c="12"/><text:tab/><text:tab/><text:tab/>подпись<text:tab/><text:tab/><text:tab/><text:tab/>ФИО</text:span></text:p>
      <text:p text:style-name="P22"><text:tab/><text:tab/><text:tab/><text:tab/> <text:s text:c="13"/></text:p>
      <text:p text:style-name="P14"><text:span text:style-name="T3">Подпись (зав. каф) ФИО удостоверяю.</text:span></text:p>
      <text:p text:style-name="P14"><text:span text:style-name="T3">Ученый секретарь Ученого совета </text:span></text:p>
      <text:p text:style-name="P15">факультета <text:s text:c="68"/>ФИО</text:p>
      <text:p text:style-name="P9"/>
      <text:p text:style-name="P5">(гербовая печать)</text:p>
      <text:p text:style-name="P25"/>
      <text:p text:style-name="P23"/>
      <text:p text:style-name="P20"><text:span text:style-name="T10">Начальник НУ</text:span><text:span text:style-name="T13"><text:tab/> </text:span><text:span text:style-name="T10">РУДН</text:span><text:span text:style-name="T13"><text:tab/><text:tab/> <text:s text:c="12"/><text:tab/><text:tab/><text:tab/></text:span><text:span text:style-name="T10">__________<text:tab/>__ <text:s text:c="7"/>Докукин П.А.</text:span></text:p>
      <text:p text:style-name="P23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creator>Пользователь</dc:creator>
    <dc:date>2024-03-14T14:32:00</dc:date>
    <meta:print-date>2014-08-01T13:33:00</meta:print-date>
    <meta:editing-cycles>21</meta:editing-cycles>
    <meta:editing-duration>PT52M</meta:editing-duration>
    <meta:document-statistic meta:table-count="1" meta:image-count="0" meta:object-count="0" meta:page-count="2" meta:paragraph-count="57" meta:word-count="164" meta:character-count="1465" meta:non-whitespace-character-count="1078"/>
    <meta:generator>LibreOffice/6.0.7.3$Linux_X86_64 LibreOffice_project/dc89aa7a9eabfd848af146d5086077aeed2ae4a5</meta:generator>
  </office:meta>
</office:document-meta>
</file>